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Wingdings" svg:font-family="Wingdings" style:font-charset="x-symbol"/>
    <style:font-face style:name="Symbol" svg:font-family="Symbol"/>
    <style:font-face style:name="sans-serif" svg:font-family="sans-serif"/>
    <style:font-face style:name="FreeSans1" svg:font-family="FreeSans" style:font-family-generic="swiss"/>
    <style:font-face style:name="Sans serif" svg:font-family="'Sans serif'" style:font-family-generic="swiss"/>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9.5pt"/>
    </style:style>
    <style:style style:name="P2" style:family="paragraph" style:parent-style-name="Standard">
      <style:text-properties style:font-name="sans-serif" fo:font-size="10.5pt"/>
    </style:style>
    <style:style style:name="P3" style:family="paragraph" style:parent-style-name="Standard">
      <style:text-properties style:font-name="sans-serif" fo:font-size="13.5pt"/>
    </style:style>
    <style:style style:name="P4" style:family="paragraph" style:parent-style-name="Standard">
      <style:text-properties officeooo:paragraph-rsid="0000abab"/>
    </style:style>
    <style:style style:name="P5" style:family="paragraph" style:parent-style-name="Standard">
      <style:text-properties fo:font-size="14pt" fo:font-weight="bold" officeooo:rsid="0000abab" officeooo:paragraph-rsid="0000abab" style:font-size-asian="14pt" style:font-weight-asian="bold" style:font-size-complex="14pt" style:font-weight-complex="bold"/>
    </style:style>
    <style:style style:name="P6" style:family="paragraph" style:parent-style-name="Text_20_body">
      <style:text-properties officeooo:paragraph-rsid="0000abab"/>
    </style:style>
    <style:style style:name="P7" style:family="paragraph" style:parent-style-name="Text_20_body">
      <style:text-properties fo:font-size="14pt" officeooo:paragraph-rsid="0000abab" style:font-size-asian="14pt" style:font-size-complex="14pt"/>
    </style:style>
    <style:style style:name="P8" style:family="paragraph" style:parent-style-name="Text_20_body">
      <style:text-properties officeooo:paragraph-rsid="0002006a"/>
    </style:style>
    <style:style style:name="P9" style:family="paragraph" style:parent-style-name="Text_20_body">
      <style:text-properties officeooo:paragraph-rsid="000256a2"/>
    </style:style>
    <style:style style:name="P10" style:family="paragraph" style:parent-style-name="Text_20_body">
      <style:text-properties officeooo:rsid="000256a2" officeooo:paragraph-rsid="000256a2"/>
    </style:style>
    <style:style style:name="P11" style:family="paragraph" style:parent-style-name="Text_20_body">
      <style:text-properties officeooo:paragraph-rsid="0004315d"/>
    </style:style>
    <style:style style:name="P12" style:family="paragraph" style:parent-style-name="Text_20_body">
      <style:text-properties style:font-name="Sans serif" fo:font-size="12pt" officeooo:paragraph-rsid="0002006a" style:font-size-asian="12pt" style:font-size-complex="12pt"/>
    </style:style>
    <style:style style:name="P13" style:family="paragraph" style:parent-style-name="Heading_20_3">
      <style:text-properties fo:font-size="12pt" style:text-underline-style="none" fo:font-weight="normal" officeooo:rsid="000256a2" officeooo:paragraph-rsid="000256a2" style:font-size-asian="12pt" style:font-weight-asian="normal" style:font-size-complex="12pt" style:font-weight-complex="normal"/>
    </style:style>
    <style:style style:name="P14" style:family="paragraph" style:parent-style-name="Standard">
      <style:text-properties style:font-name="sans-serif" fo:font-size="13.5pt"/>
    </style:style>
    <style:style style:name="P15" style:family="paragraph" style:parent-style-name="Standard" style:list-style-name="L5">
      <style:text-properties style:font-name="sans-serif" fo:font-size="13.5pt"/>
    </style:style>
    <style:style style:name="P16" style:family="paragraph" style:parent-style-name="Standard">
      <style:paragraph-properties fo:line-height="150%"/>
      <style:text-properties style:font-name="Nimbus Roman No9 L" fo:font-weight="bold" officeooo:paragraph-rsid="000a1c55" style:font-weight-asian="bold" style:font-name-complex="Nimbus Roman No9 L" style:font-weight-complex="bold"/>
    </style:style>
    <style:style style:name="P17" style:family="paragraph" style:parent-style-name="Standard" style:list-style-name="WW8Num18">
      <style:text-properties style:font-name="Nimbus Roman No9 L" fo:font-weight="bold" officeooo:paragraph-rsid="000a1c55" style:font-weight-asian="bold" style:font-name-complex="Nimbus Roman No9 L" style:font-weight-complex="bold"/>
    </style:style>
    <style:style style:name="P18" style:family="paragraph" style:parent-style-name="Standard" style:list-style-name="WW8Num12">
      <style:paragraph-properties fo:line-height="150%"/>
      <style:text-properties style:font-name="Nimbus Roman No9 L" officeooo:paragraph-rsid="000a1c55" style:font-name-complex="Nimbus Roman No9 L"/>
    </style:style>
    <style:style style:name="P19" style:family="paragraph" style:parent-style-name="Standard">
      <style:paragraph-properties fo:line-height="150%"/>
      <style:text-properties style:font-name="Nimbus Roman No9 L" officeooo:paragraph-rsid="000a1c55" style:font-name-complex="Nimbus Roman No9 L"/>
    </style:style>
    <style:style style:name="P20" style:family="paragraph" style:parent-style-name="Standard" style:list-style-name="WW8Num16">
      <style:paragraph-properties fo:line-height="150%"/>
      <style:text-properties style:font-name="Nimbus Roman No9 L" fo:font-size="13pt" fo:font-weight="normal" officeooo:paragraph-rsid="000a1c55" style:font-size-asian="13pt" style:font-weight-asian="normal" style:font-name-complex="Nimbus Roman No9 L" style:font-weight-complex="normal"/>
    </style:style>
    <style:style style:name="P21" style:family="paragraph" style:parent-style-name="Standard" style:list-style-name="WW8Num16">
      <style:paragraph-properties fo:line-height="150%"/>
      <style:text-properties style:font-name="Nimbus Roman No9 L" fo:font-size="12pt" fo:font-weight="bold" officeooo:paragraph-rsid="000a1c55" style:font-size-asian="12pt" style:font-weight-asian="bold" style:font-name-complex="Nimbus Roman No9 L" style:font-size-complex="12pt" style:font-weight-complex="bold"/>
    </style:style>
    <style:style style:name="P22" style:family="paragraph" style:parent-style-name="Standard" style:list-style-name="WW8Num12">
      <style:paragraph-properties fo:line-height="150%"/>
      <style:text-properties officeooo:paragraph-rsid="000a1c55"/>
    </style:style>
    <style:style style:name="P23" style:family="paragraph" style:parent-style-name="Standard" style:list-style-name="WW8Num13">
      <style:text-properties officeooo:paragraph-rsid="000a1c55"/>
    </style:style>
    <style:style style:name="P24" style:family="paragraph" style:parent-style-name="Standard" style:list-style-name="">
      <style:paragraph-properties fo:margin-left="1.905cm" fo:margin-right="0cm" fo:text-indent="0cm" style:auto-text-indent="false"/>
      <style:text-properties officeooo:paragraph-rsid="000a1c55"/>
    </style:style>
    <style:style style:name="P25" style:family="paragraph" style:parent-style-name="Heading_20_3">
      <style:text-properties style:font-name="sans-serif" fo:font-size="13.5pt"/>
    </style:style>
    <style:style style:name="P26" style:family="paragraph" style:parent-style-name="Text_20_body">
      <style:text-properties fo:font-size="14pt" fo:language="en" fo:country="US" fo:font-weight="bold" officeooo:rsid="0002006a" officeooo:paragraph-rsid="0002006a" style:font-size-asian="14pt" style:font-weight-asian="bold" style:font-size-complex="14pt" style:font-weight-complex="bold"/>
    </style:style>
    <style:style style:name="P27" style:family="paragraph" style:parent-style-name="Text_20_body">
      <style:text-properties style:font-name="Liberation Serif" fo:font-size="12pt" style:font-size-asian="12pt" style:font-size-complex="12pt"/>
    </style:style>
    <style:style style:name="P28" style:family="paragraph" style:parent-style-name="Text_20_body">
      <style:text-properties style:font-name="Liberation Serif" fo:font-size="12pt" officeooo:rsid="000256a2" officeooo:paragraph-rsid="000256a2" style:font-size-asian="12pt" style:font-size-complex="12pt"/>
    </style:style>
    <style:style style:name="P29" style:family="paragraph" style:parent-style-name="Text_20_body">
      <style:text-properties officeooo:rsid="000256a2" officeooo:paragraph-rsid="0004315d"/>
    </style:style>
    <style:style style:name="P30" style:family="paragraph" style:parent-style-name="Text_20_body">
      <style:text-properties officeooo:rsid="000256a2" officeooo:paragraph-rsid="000256a2"/>
    </style:style>
    <style:style style:name="P31" style:family="paragraph" style:parent-style-name="Text_20_body" style:list-style-name="L1">
      <style:text-properties officeooo:paragraph-rsid="0004315d"/>
    </style:style>
    <style:style style:name="P32" style:family="paragraph" style:parent-style-name="Text_20_body" style:list-style-name="L2"/>
    <style:style style:name="P33" style:family="paragraph" style:parent-style-name="Text_20_body" style:list-style-name="L3">
      <style:text-properties style:text-underline-style="solid" style:text-underline-width="auto" style:text-underline-color="font-color" officeooo:paragraph-rsid="0004315d"/>
    </style:style>
    <style:style style:name="P34" style:family="paragraph" style:parent-style-name="Text_20_body">
      <style:text-properties officeooo:rsid="0004315d" officeooo:paragraph-rsid="0004315d"/>
    </style:style>
    <style:style style:name="P35" style:family="paragraph" style:parent-style-name="Text_20_body" style:list-style-name="L4">
      <style:text-properties officeooo:paragraph-rsid="000256a2"/>
    </style:style>
    <style:style style:name="P36" style:family="paragraph" style:parent-style-name="Text_20_body" style:list-style-name="L5"/>
    <style:style style:name="P37" style:family="paragraph" style:parent-style-name="Text_20_body" style:list-style-name="L5">
      <style:text-properties officeooo:rsid="00051f74" officeooo:paragraph-rsid="00051f74"/>
    </style:style>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text-properties style:font-name="sans-serif" fo:font-size="13.5pt"/>
    </style:style>
    <style:style style:name="P41" style:family="paragraph" style:parent-style-name="Text_20_body">
      <style:text-properties officeooo:rsid="0002006a" officeooo:paragraph-rsid="0002006a"/>
    </style:style>
    <style:style style:name="P42" style:family="paragraph" style:parent-style-name="Text_20_body">
      <style:paragraph-properties fo:line-height="150%"/>
      <style:text-properties style:font-name="Nimbus Roman No9 L" fo:font-weight="bold" officeooo:paragraph-rsid="000a1c55" style:font-weight-asian="bold" style:font-name-complex="Nimbus Roman No9 L" style:font-weight-complex="bold"/>
    </style:style>
    <style:style style:name="P43" style:family="paragraph" style:parent-style-name="Text_20_body">
      <style:text-properties style:font-name="Nimbus Roman No9 L" officeooo:paragraph-rsid="000a1c55" style:font-name-complex="Nimbus Roman No9 L"/>
    </style:style>
    <style:style style:name="P44" style:family="paragraph" style:parent-style-name="Text_20_body" style:list-style-name="WW8Num10">
      <style:paragraph-properties fo:line-height="150%"/>
      <style:text-properties officeooo:paragraph-rsid="000a1c55"/>
    </style:style>
    <style:style style:name="P45" style:family="paragraph" style:parent-style-name="Text_20_body">
      <style:paragraph-properties fo:line-height="150%"/>
      <style:text-properties officeooo:paragraph-rsid="000a1c55"/>
    </style:style>
    <style:style style:name="P46" style:family="paragraph" style:parent-style-name="Text_20_body" style:list-style-name="WW8Num14">
      <style:text-properties officeooo:paragraph-rsid="000a1c55"/>
    </style:style>
    <style:style style:name="P47" style:family="paragraph" style:parent-style-name="Text_20_body" style:list-style-name="WW8Num15">
      <style:text-properties officeooo:paragraph-rsid="000a1c55"/>
    </style:style>
    <style:style style:name="P48" style:family="paragraph" style:parent-style-name="Text_20_body" style:list-style-name="WW8Num15">
      <style:text-properties fo:font-weight="bold" officeooo:paragraph-rsid="000a1c55" style:font-weight-asian="bold" style:font-weight-complex="bold"/>
    </style:style>
    <style:style style:name="P49" style:family="paragraph" style:parent-style-name="Text_20_body" style:list-style-name="L2">
      <style:paragraph-properties fo:margin-top="0cm" fo:margin-bottom="0cm" loext:contextual-spacing="false"/>
    </style:style>
    <style:style style:name="P50" style:family="paragraph" style:parent-style-name="Text_20_body" style:list-style-name="L3">
      <style:paragraph-properties fo:margin-top="0cm" fo:margin-bottom="0cm" loext:contextual-spacing="false"/>
      <style:text-properties fo:font-weight="bold" officeooo:rsid="0004315d" officeooo:paragraph-rsid="0004315d" style:font-weight-asian="bold" style:font-weight-complex="bold"/>
    </style:style>
    <style:style style:name="P51" style:family="paragraph" style:parent-style-name="Text_20_body" style:list-style-name="L5">
      <style:paragraph-properties fo:margin-top="0cm" fo:margin-bottom="0cm" loext:contextual-spacing="false"/>
    </style:style>
    <style:style style:name="P52" style:family="paragraph" style:parent-style-name="Text_20_body" style:list-style-name="L6">
      <style:paragraph-properties fo:margin-top="0cm" fo:margin-bottom="0cm" loext:contextual-spacing="false"/>
    </style:style>
    <style:style style:name="P53" style:family="paragraph" style:parent-style-name="Text_20_body" style:list-style-name="L7">
      <style:paragraph-properties fo:margin-top="0cm" fo:margin-bottom="0cm" loext:contextual-spacing="false"/>
    </style:style>
    <style:style style:name="P54" style:family="paragraph" style:parent-style-name="Text_20_body" style:list-style-name="WW8Num17">
      <style:paragraph-properties fo:margin-left="1.882cm" fo:margin-right="0cm" fo:margin-top="0cm" fo:margin-bottom="0.247cm" loext:contextual-spacing="false" fo:text-indent="-0.499cm" style:auto-text-indent="false">
        <style:tab-stops>
          <style:tab-stop style:position="1.882cm"/>
        </style:tab-stops>
      </style:paragraph-properties>
      <style:text-properties style:font-name="Nimbus Roman No9 L" officeooo:paragraph-rsid="000a1c55" style:font-name-complex="Nimbus Roman No9 L"/>
    </style:style>
    <style:style style:name="P55" style:family="paragraph" style:parent-style-name="Text_20_body" style:list-style-name="WW8Num11">
      <style:paragraph-properties fo:margin-left="1.882cm" fo:margin-right="0cm" fo:margin-top="0cm" fo:margin-bottom="0cm" loext:contextual-spacing="false" fo:text-indent="-0.499cm" style:auto-text-indent="false">
        <style:tab-stops>
          <style:tab-stop style:position="1.882cm"/>
        </style:tab-stops>
      </style:paragraph-properties>
      <style:text-properties officeooo:paragraph-rsid="000a1c55"/>
    </style:style>
    <style:style style:name="P56" style:family="paragraph" style:parent-style-name="Text_20_body" style:list-style-name="WW8Num17">
      <style:paragraph-properties fo:margin-left="1.882cm" fo:margin-right="0cm" fo:margin-top="0cm" fo:margin-bottom="0cm" loext:contextual-spacing="false" fo:text-indent="-0.499cm" style:auto-text-indent="false">
        <style:tab-stops>
          <style:tab-stop style:position="1.882cm"/>
        </style:tab-stops>
      </style:paragraph-properties>
      <style:text-properties style:font-name="Nimbus Roman No9 L" officeooo:paragraph-rsid="000a1c55" style:font-name-complex="Nimbus Roman No9 L"/>
    </style:style>
    <style:style style:name="P57" style:family="paragraph" style:parent-style-name="Text_20_body" style:list-style-name="WW8Num11">
      <style:paragraph-properties fo:margin-left="1.882cm" fo:margin-right="0cm" fo:text-indent="-0.499cm" style:auto-text-indent="false">
        <style:tab-stops>
          <style:tab-stop style:position="1.882cm"/>
        </style:tab-stops>
      </style:paragraph-properties>
      <style:text-properties officeooo:paragraph-rsid="000a1c55"/>
    </style:style>
    <style:style style:name="P58" style:family="paragraph" style:parent-style-name="Heading_20_2">
      <style:text-properties fo:font-size="14pt" fo:font-weight="normal" style:font-size-asian="14pt" style:font-weight-asian="normal" style:font-size-complex="14pt" style:font-weight-complex="normal"/>
    </style:style>
    <style:style style:name="T1" style:family="text">
      <style:text-properties style:font-name="sans-serif" fo:font-size="13.5pt"/>
    </style:style>
    <style:style style:name="T2" style:family="text">
      <style:text-properties fo:font-weight="bold" style:font-weight-asian="bold" style:font-weight-complex="bold"/>
    </style:style>
    <style:style style:name="T3" style:family="text">
      <style:text-properties fo:font-weight="bold" officeooo:rsid="0000aba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0abab" style:font-weight-asian="normal" style:font-weight-complex="normal"/>
    </style:style>
    <style:style style:name="T6" style:family="text">
      <style:text-properties fo:font-weight="normal" officeooo:rsid="000256a2" style:font-weight-asian="normal" style:font-weight-complex="normal"/>
    </style:style>
    <style:style style:name="T7" style:family="text">
      <style:text-properties fo:font-weight="normal" officeooo:rsid="0004315d" style:font-weight-asian="normal" style:font-weight-complex="normal"/>
    </style:style>
    <style:style style:name="T8" style:family="text">
      <style:text-properties officeooo:rsid="0000abab"/>
    </style:style>
    <style:style style:name="T9" style:family="text">
      <style:text-properties fo:color="#00ccff" style:font-name="Nimbus Roman No9 L" officeooo:rsid="0002006a" style:font-name-complex="Nimbus Roman No9 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02006a" style:font-size-asian="14pt" style:font-weight-asian="bold" style:font-size-complex="14pt" style:font-weight-complex="bold"/>
    </style:style>
    <style:style style:name="T12" style:family="text">
      <style:text-properties officeooo:rsid="0002006a"/>
    </style:style>
    <style:style style:name="T13" style:family="text">
      <style:text-properties style:font-name="Liberation Serif"/>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0256a2" style:font-size-asian="12pt" style:font-size-complex="12pt"/>
    </style:style>
    <style:style style:name="T16" style:family="text">
      <style:text-properties style:font-name="Liberation Serif" fo:font-size="12pt" fo:font-weight="bold" officeooo:rsid="000256a2" style:font-size-asian="12pt" style:font-weight-asian="bold" style:font-size-complex="12pt" style:font-weight-complex="bold"/>
    </style:style>
    <style:style style:name="T17" style:family="text">
      <style:text-properties officeooo:rsid="000256a2"/>
    </style:style>
    <style:style style:name="T18" style:family="text">
      <style:text-properties style:text-underline-style="solid" style:text-underline-width="auto" style:text-underline-color="font-color"/>
    </style:style>
    <style:style style:name="T19" style:family="text">
      <style:text-properties officeooo:rsid="00051f74"/>
    </style:style>
    <style:style style:name="T20" style:family="text">
      <style:text-properties officeooo:rsid="00058f79"/>
    </style:style>
    <style:style style:name="T21" style:family="text">
      <style:text-properties style:font-name="Nimbus Roman No9 L" style:font-name-complex="Nimbus Roman No9 L"/>
    </style:style>
    <style:style style:name="T22" style:family="text">
      <style:text-properties style:font-name="Nimbus Roman No9 L" fo:font-weight="bold" style:font-weight-asian="bold" style:font-name-complex="Nimbus Roman No9 L" style:font-weight-complex="bold"/>
    </style:style>
    <style:style style:name="T23" style:family="text">
      <style:text-properties style:font-name="Nimbus Roman No9 L" style:font-name-asian="Nimbus Roman No9 L" style:font-name-complex="Nimbus Roman No9 L"/>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cm" svg:y="0cm" svg:width="12.383cm" svg:height="0.397cm" draw:z-index="0">
        <draw:floating-frame draw:frame-name="aswift_1"/>
      </draw:frame>
      <text:p text:style-name="P1">SDLC, Business Analysis and Project Management</text:p>
      <text:p text:style-name="P2"/>
      <text:p text:style-name="P3"><text:span text:style-name="T17">QN</text:span>1. Why is software development life cycle important?</text:p>
      <text:p text:style-name="P4"><text:span text:style-name="T1"><text:tab/></text:span><text:span text:style-name="Strong_20_Emphasis"><text:span text:style-name="T4">The software development life cycle, known as the SDLC, ensures an application meets the needs of its users.</text:span></text:span><text:span text:style-name="T4"> </text:span>Success of the software depends upon utilizing all <text:span text:style-name="T8">six</text:span> steps of the SDLC for as long as the application is in use.</text:p>
      <text:p text:style-name="P4"/>
      <text:p text:style-name="P5">1.Preliminary investigation</text:p>
      <text:p text:style-name="P4"><text:span text:style-name="T8">Preliminary investigation</text:span> is the first stage of any SDLC model. This phase is basically the brainstorming phase and often consists of sub-stages like Feasibility Analysis to check how much of the idea can be put into action.</text:p>
      <text:p text:style-name="P6">If any particular software needs to be modified, the underlying problem(s) of that software is sorted out along with finding ways to solve it. If a brand new software is going to be developed, then every minute requirement regarding that software is looked in to. This implies that this stage involves maximum research and inputs from both the company that is developing the software and the client.</text:p>
      <text:p text:style-name="P7"><text:span text:style-name="T3">2.System analysis</text:span> </text:p>
      <text:p text:style-name="P8"><text:span text:style-name="T5">system analysis</text:span> second phase of SDLC where the entire system is defined in detail. In fact, it this stage wherein a detailed blueprint of various processes of the software is developed. If needed the system is divided into smaller parts to make it easier more manageable for the developers, designers, testers, project managers and other professionals who are going to work on the software in the latter stages.</text:p>
      <text:p text:style-name="P8"><text:span text:style-name="T11">3.System design</text:span><text:span text:style-name="T10">,</text:span> </text:p>
      <text:p text:style-name="P8"><text:span text:style-name="T12">Here <text:s/></text:span>the physical system is designed with the help of the logical design prepared by system analysts. The analysts and designers work together and use certain tools and software to create the overall system design, including the probable output.</text:p>
      <text:p text:style-name="P26">4.System development </text:p>
      <text:p text:style-name="P8">As the name implies, in this stage the software is coded with precision. A team of programmers are assigned by the company to work on the software. More often than not, the work is sub-divided under a sub-phase called Task Allocation, where each developer is assigned a part of the work depending on his or her skill set(s). This helps complete the coding efficiently.</text:p>
      <text:p text:style-name="P8"><text:span text:style-name="T11">5.System implementation</text:span> the software is ready, it is sent to the testing department where Quality Analysts test it thoroughly for different errors by forming various test cases. They either test the software manually or using <text:a xlink:type="simple" xlink:href="http://www.techknol.net/2012/05/beginners-guide-to-test-automation.html" office:target-frame-name="_blank" xlink:show="new" text:style-name="Internet_20_link" text:visited-style-name="Visited_20_Internet_20_Link">automated testing tools</text:a> and ensure that each and every component of the software works fine. Once the QA makes sure that the software is error-free, it goes to the next stage, which is Implementation.</text:p>
      <text:p text:style-name="P12"><text:span text:style-name="T17">QN</text:span>2.Come up with Entry and Exit criteria for each phases of project management life cycle</text:p>
      <text:p text:style-name="P28">1.Project initiation</text:p>
      <text:p text:style-name="P9"><text:soft-page-break/><text:span text:style-name="T15">This is the start of the project, and the goal of this phase is to define the project at a broad level. This phase usually begins with a </text:span><text:span text:style-name="T16">business case</text:span><text:span text:style-name="T15">.</text:span><text:span text:style-name="T13">This is when you will research whether the project is feasible and if it should be undertaken. If feasibility testing needs to be done, this is the stage of the project in which that will be completed.</text:span></text:p>
      <text:p text:style-name="P9"><text:span text:style-name="T15"><text:tab/>Important stakeholders will do their due diligence to help decide if the project is a “go.” If it is given the green light, you will need to create a</text:span><text:span text:style-name="T16"> project charter or a project initiation document </text:span><text:span text:style-name="T15">(PID) that outlines the purpose and requirements of the project. It should include business needs, stakeholders, and the business case. Note: There are plenty of PID templates that adhere to PMBOK guidelines available online that you can download to help you get started.</text:span></text:p>
      <text:p text:style-name="P10"><text:span text:style-name="T15">2.</text:span><text:span text:style-name="T14">Project planning</text:span></text:p>
      <text:p text:style-name="P10">Entry-setting goals(smart and clear)</text:p>
      <text:p text:style-name="P29">Exit-</text:p>
      <text:list xml:id="list8430425899904003734" text:style-name="L1">
        <text:list-item>
          <text:p text:style-name="P31"><text:span text:style-name="Strong_20_Emphasis"><text:span text:style-name="T4">Scope Statement</text:span></text:span><text:span text:style-name="T4"> </text:span>– A scope statement may change during the project, but it shouldn’t be done without the approval of the project manager and the sponsor.</text:p>
        </text:list-item>
      </text:list>
      <text:list xml:id="list7253719800252994179" text:style-name="L2">
        <text:list-item>
          <text:p text:style-name="P49"><text:span text:style-name="Strong_20_Emphasis"><text:span text:style-name="T4">Work Breakdown Schedule (WBS) </text:span></text:span>–This is a visual representation that breaks down the scope of the project into manageable sections for the team.</text:p>
        </text:list-item>
        <text:list-item>
          <text:p text:style-name="P49"><text:span text:style-name="Strong_20_Emphasis"><text:span text:style-name="T4">Milestones</text:span></text:span><text:span text:style-name="T4"> </text:span>– Identify high-level goals that need to be met throughout the project and include them in the Gantt chart.</text:p>
        </text:list-item>
        <text:list-item>
          <text:p text:style-name="P49"><text:span text:style-name="Strong_20_Emphasis"><text:span text:style-name="T7">Gantt chart-</text:span></text:span> A visual timeline that you can use to plan out tasks and visualize your project timeline.</text:p>
        </text:list-item>
        <text:list-item>
          <text:p text:style-name="P49"><text:span text:style-name="Strong_20_Emphasis"><text:span text:style-name="T4">Communication Plan</text:span></text:span> – This is of particular importance if your project involves outside stakeholders. Develop the proper messaging around the project and create a schedule of when to communicate with team members based on deliverables and milestones.</text:p>
        </text:list-item>
        <text:list-item>
          <text:p text:style-name="P32"><text:span text:style-name="Strong_20_Emphasis"><text:span text:style-name="T4">Risk Management Plan</text:span></text:span><text:span text:style-name="T4"> </text:span>– Identify all foreseeable risks. Common risks include unrealistic time and cost estimates, customer review cycle, budget cuts, changing requirements, and lack of committed resources.</text:p>
        </text:list-item>
      </text:list>
      <text:h text:style-name="P13" text:outline-level="3">3.Project Execution</text:h>
      <text:p text:style-name="Text_20_body">This is the phase where deliverables are developed and completed. This often feels like the meat of the project since a lot is happening during this time, like status reports and meetings, development updates, and performance reports. A<text:span text:style-name="T2"> “kick-off” </text:span>meeting usually marks the start of the Project Execution phase where the teams involved are informed of their responsibilities.<text:line-break/> <text:line-break/>Tasks completed during the Execution Phase include:</text:p>
      <text:list xml:id="list3249037317667897070" text:style-name="L3">
        <text:list-header>
          <text:p text:style-name="P50">time ,cost, quality, change,<text:span text:style-name="T19">risk,issue,acceptance,communication</text:span></text:p>
          <text:p text:style-name="P33"/>
        </text:list-header>
      </text:list>
      <text:p text:style-name="P34">4.Project performance /monitoring</text:p>
      <text:p text:style-name="P11">This is all about measuring project progression and performance and ensuring that everything happening aligns with the project management plan. Project managers will use key performance <text:soft-page-break/>indicators (KPIs) to determine if the project is on track. A PM will typically pick two to five of these KPIs to measure project performance:</text:p>
      <text:list xml:id="list2055981444693655222" text:style-name="L4">
        <text:list-item>
          <text:p text:style-name="P35"><text:span text:style-name="Strong_20_Emphasis"><text:span text:style-name="T6">Project Objectives</text:span></text:span><text:span text:style-name="T17">: Measuring if a project is on schedule and budget is an indication if the project will meet stakeholder objectives.</text:span></text:p>
        </text:list-item>
      </text:list>
      <text:list xml:id="list2741446206850782283" text:style-name="L5">
        <text:list-item>
          <text:p text:style-name="P51"><text:span text:style-name="Strong_20_Emphasis"><text:span text:style-name="T4">Quality Deliverables</text:span></text:span><text:span text:style-name="T4">:</text:span> This determines if specific task deliverables are being met.</text:p>
        </text:list-item>
        <text:list-item>
          <text:p text:style-name="P51"><text:span text:style-name="Strong_20_Emphasis"><text:span text:style-name="T4">Effort and Cost Tracking:</text:span></text:span><text:span text:style-name="T4"> </text:span>PMs will account for the effort and cost of resources to see if the budget is on track. This type of tracking informs if a project will meet its completion date based on current performance.</text:p>
        </text:list-item>
        <text:list-item>
          <text:p text:style-name="P36"><text:span text:style-name="Strong_20_Emphasis"><text:span text:style-name="T4">Project Performance:</text:span></text:span><text:span text:style-name="T2"> </text:span>This monitors changes in the project. It takes into consideration the amount and types of issues that arise and how quickly they are addressed. These can occur from unforeseen hurdles and scope changes.</text:p>
        </text:list-item>
        <text:list-item>
          <text:p text:style-name="P37">Entry-monitoring the project at risk and putting them at bay</text:p>
        </text:list-item>
        <text:list-item>
          <text:p text:style-name="P37">exit-meet customer requirements</text:p>
        </text:list-item>
      </text:list>
      <text:p text:style-name="P45"><text:span text:style-name="T22">Q.3 What are the roles of a Business Analyst? Why is Business Analysis crucial</text:span></text:p>
      <text:p text:style-name="P42">for a project success?</text:p>
      <text:list xml:id="list6636593287335477982" text:style-name="WW8Num10">
        <text:list-item>
          <text:p text:style-name="P44"><text:span text:style-name="T21">One of the core skills of business analysts: </text:span><text:span text:style-name="T22">requirements management </text:span><text:span text:style-name="T21">. </text:span></text:p>
        </text:list-item>
        <text:list-item>
          <text:p text:style-name="P44"><text:span text:style-name="T22">Developing technical solutions to business problems, or to advance a company’s sales efforts, begins with defining, analyzing and documenting requirements</text:span><text:span text:style-name="T21">. </text:span></text:p>
        </text:list-item>
      </text:list>
      <text:list xml:id="list1537034623091589335" text:style-name="WW8Num14">
        <text:list-item>
          <text:p text:style-name="P46"><text:span text:style-name="T2">Business analysts typically take the lead role in</text:span>:</text:p>
        </text:list-item>
      </text:list>
      <text:list xml:id="list4731202242429031600" text:style-name="WW8Num11">
        <text:list-item>
          <text:p text:style-name="P55">Assisting with the business case </text:p>
        </text:list-item>
        <text:list-item>
          <text:p text:style-name="P55">Planning and monitoring </text:p>
        </text:list-item>
        <text:list-item>
          <text:p text:style-name="P55">Eliciting requirements </text:p>
        </text:list-item>
        <text:list-item>
          <text:p text:style-name="P55">Requirements organization </text:p>
        </text:list-item>
        <text:list-item>
          <text:p text:style-name="P55">Translating and simplifying requirements </text:p>
        </text:list-item>
        <text:list-item>
          <text:p text:style-name="P55">Requirements management and communication </text:p>
        </text:list-item>
        <text:list-item>
          <text:p text:style-name="P57">Requirements analysis </text:p>
        </text:list-item>
      </text:list>
      <text:list xml:id="list8316811046946999143" text:style-name="WW8Num15">
        <text:list-item>
          <text:p text:style-name="P47">Skilled business analysts also use requirements to drive the design or review of test cases, process change requests, and manage a project’s scope, acceptance, installation and deployment.</text:p>
        </text:list-item>
        <text:list-item>
          <text:p text:style-name="P48">A business analyst works as a liaison among stakeholders in order to elicit, analyze, communicate, and validate requirements for changes to business processes, policies, and information systems.”</text:p>
        </text:list-item>
      </text:list>
      <text:p text:style-name="P16">Importance of business analysis</text:p>
      <text:list xml:id="list6380702208761500180" text:style-name="WW8Num12">
        <text:list-item>
          <text:p text:style-name="P18">Business analysis is an important aspect of any business and company. </text:p>
        </text:list-item>
        <text:list-item>
          <text:p text:style-name="P18"><text:soft-page-break/>This is because change is the only constant thing that needs to be constantly dealt with.</text:p>
        </text:list-item>
        <text:list-item>
          <text:p text:style-name="P22"><text:span text:style-name="T23"><text:s/></text:span><text:span text:style-name="T21">Change happens in both your target market and in the industry you belong to and for your business to survive and succeed despite the changes, proper business analysis must be conducted at the right time. </text:span></text:p>
        </text:list-item>
        <text:list-item>
          <text:p text:style-name="P18">In such a very cut throat business environment, business analysis is significant in order to maintain competitiveness. </text:p>
        </text:list-item>
        <text:list-item>
          <text:p text:style-name="P18">This involves taking information gathered from different sources and analyzing the information so that a forecast of the future trends can be made. </text:p>
        </text:list-item>
        <text:list-item>
          <text:p text:style-name="P22"><text:span text:style-name="T21">This will </text:span><text:span text:style-name="T22">aid in formulating ways to improve business strategies, business operations and making smart business decisions to progress the company’s bottom line. </text:span></text:p>
        </text:list-item>
        <text:list-item>
          <text:p text:style-name="P18">It is vital to understand your key marketing areas to help the business increase revenue and cut excess waste.</text:p>
        </text:list-item>
      </text:list>
      <text:p text:style-name="P19"/>
      <text:p text:style-name="P16">Q.4. Define the roles and responsibilities of a Project Manager</text:p>
      <text:list xml:id="list7392909754279192644" text:style-name="WW8Num16">
        <text:list-item>
          <text:p text:style-name="P20">A project manager is a person who has the overall responsibility for the successful initiation, planning, design, execution, monitoring, controlling and closure of a project.</text:p>
        </text:list-item>
        <text:list-item>
          <text:p text:style-name="P21">A Good Project Manager</text:p>
        </text:list-item>
      </text:list>
      <text:list xml:id="list769064077669838561" text:style-name="WW8Num13">
        <text:list-item>
          <text:p text:style-name="P23">Takes ownership of the whole project</text:p>
        </text:list-item>
        <text:list-item>
          <text:p text:style-name="P23">Is proactive not reactive</text:p>
        </text:list-item>
        <text:list-item>
          <text:p text:style-name="P23">Adequately plans the project\</text:p>
        </text:list-item>
        <text:list-item>
          <text:p text:style-name="P23">Is Authoritative (NOT Authoritarian)</text:p>
        </text:list-item>
        <text:list-item>
          <text:p text:style-name="P23">Is Decisive</text:p>
        </text:list-item>
        <text:list-item>
          <text:p text:style-name="P23">Is a Good Communicator</text:p>
        </text:list-item>
        <text:list-item>
          <text:p text:style-name="P23">Manages by data and facts not uniformed optimism</text:p>
        </text:list-item>
        <text:list-item>
          <text:p text:style-name="P23">Leads by example</text:p>
        </text:list-item>
        <text:list-item>
          <text:p text:style-name="P23">Has sound Judgement</text:p>
        </text:list-item>
        <text:list-item>
          <text:p text:style-name="P23">Is a Motivator</text:p>
        </text:list-item>
        <text:list-item>
          <text:p text:style-name="P23">Is Diplomatic</text:p>
        </text:list-item>
        <text:list-item>
          <text:p text:style-name="P23">Can Delegate</text:p>
        </text:list-item>
      </text:list>
      <text:p text:style-name="P24"/>
      <text:list xml:id="list7376339506391751900" text:style-name="WW8Num18">
        <text:list-item>
          <text:p text:style-name="P17">Roles and Responsibilities</text:p>
        </text:list-item>
      </text:list>
      <text:p text:style-name="P43"><text:tab/>The role of the project manager encompasses many activities including:</text:p>
      <text:list xml:id="list2115968701746105529" text:style-name="WW8Num17">
        <text:list-item>
          <text:p text:style-name="P56">Planning and Defining Scope</text:p>
        </text:list-item>
        <text:list-item>
          <text:p text:style-name="P56">Activity Planning and Sequencing</text:p>
        </text:list-item>
        <text:list-item>
          <text:p text:style-name="P56">Resource Planning</text:p>
        </text:list-item>
        <text:list-item>
          <text:p text:style-name="P56">Developing Schedules</text:p>
        </text:list-item>
        <text:list-item>
          <text:p text:style-name="P56"><text:soft-page-break/>Time Estimating</text:p>
        </text:list-item>
        <text:list-item>
          <text:p text:style-name="P56">Cost Estimating</text:p>
        </text:list-item>
        <text:list-item>
          <text:p text:style-name="P56">Developing a Budget</text:p>
        </text:list-item>
        <text:list-item>
          <text:p text:style-name="P56">Documentation</text:p>
        </text:list-item>
        <text:list-item>
          <text:p text:style-name="P56">Creating Charts and Schedules</text:p>
        </text:list-item>
        <text:list-item>
          <text:p text:style-name="P56">Risk Analysis</text:p>
        </text:list-item>
        <text:list-item>
          <text:p text:style-name="P56">Managing Risks and Issues</text:p>
        </text:list-item>
        <text:list-item>
          <text:p text:style-name="P56">Monitoring and Reporting Progress</text:p>
        </text:list-item>
        <text:list-item>
          <text:p text:style-name="P56">Team Leadership</text:p>
        </text:list-item>
        <text:list-item>
          <text:p text:style-name="P56">Strategic Influencing</text:p>
        </text:list-item>
        <text:list-item>
          <text:p text:style-name="P56">Working with Vendors</text:p>
        </text:list-item>
        <text:list-item>
          <text:p text:style-name="P56">Scalability, Interoperability and Portability Analysis</text:p>
        </text:list-item>
        <text:list-item>
          <text:p text:style-name="P56">Controlling Quality</text:p>
        </text:list-item>
        <text:list-item>
          <text:p text:style-name="P54"><text:span text:style-name="Strong_20_Emphasis"><text:span text:style-name="T9">Benefits Realisation</text:spa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Wingdings" svg:font-family="Wingdings" style:font-charset="x-symbol"/>
    <style:font-face style:name="Symbol" svg:font-family="Symbol"/>
    <style:font-face style:name="sans-serif" svg:font-family="sans-serif"/>
    <style:font-face style:name="FreeSans1" svg:font-family="FreeSans" style:font-family-generic="swiss"/>
    <style:font-face style:name="Sans serif" svg:font-family="'Sans serif'" style:font-family-generic="swiss"/>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17z0" style:family="text">
      <style:text-properties style:font-name="Symbol" fo:font-family="Symbol" style:font-name-complex="OpenSymbol1" style:font-family-complex="OpenSymbol, 'Arial Unicode MS'" style:font-charset-complex="x-symbol"/>
    </style:style>
    <style:style style:name="WW8Num10z0" style:family="text">
      <style:text-properties style:font-name="Symbol" fo:font-family="Symbol" style:font-name-complex="OpenSymbol1" style:font-family-complex="OpenSymbol, 'Arial Unicode MS'" style:font-charset-complex="x-symbol"/>
    </style:style>
    <style:style style:name="WW8Num14z0" style:family="text">
      <style:text-properties style:font-name="Wingdings" fo:font-family="Wingdings" style:font-charset="x-symbol" style:font-name-complex="OpenSymbol1" style:font-family-complex="OpenSymbol, 'Arial Unicode MS'" style:font-charset-complex="x-symbol"/>
    </style:style>
    <style:style style:name="WW8Num11z0" style:family="text">
      <style:text-properties style:font-name="Symbol" fo:font-family="Symbol" style:font-name-complex="OpenSymbol1" style:font-family-complex="OpenSymbol, 'Arial Unicode MS'" style:font-charset-complex="x-symbol"/>
    </style:style>
    <style:style style:name="WW8Num15z0" style:family="text">
      <style:text-properties style:font-name="Wingdings" fo:font-family="Wingdings" style:font-charset="x-symbol" style:font-name-complex="OpenSymbol1" style:font-family-complex="OpenSymbol, 'Arial Unicode MS'" style:font-charset-complex="x-symbol"/>
    </style:style>
    <style:style style:name="WW8Num12z0" style:family="text">
      <style:text-properties style:font-name="Symbol" fo:font-family="Symbol" style:font-name-complex="OpenSymbol1" style:font-family-complex="OpenSymbol, 'Arial Unicode MS'" style:font-charset-complex="x-symbol"/>
    </style:style>
    <style:style style:name="WW8Num16z0" style:family="text">
      <style:text-properties style:font-name="Wingdings" fo:font-family="Wingdings" style:font-charset="x-symbol" style:font-name-complex="OpenSymbol1" style:font-family-complex="OpenSymbol, 'Arial Unicode MS'" style:font-charset-complex="x-symbol"/>
    </style:style>
    <style:style style:name="WW8Num13z0" style:family="text">
      <style:text-properties style:font-name="Symbol" fo:font-family="Symbol" style:font-name-complex="OpenSymbol1" style:font-family-complex="OpenSymbol, 'Arial Unicode MS'" style:font-charset-complex="x-symbol"/>
    </style:style>
    <style:style style:name="WW8Num18z0" style:family="text">
      <style:text-properties style:font-name="Wingdings" fo:font-family="Wingdings" style:font-charset="x-symbol" style:font-name-complex="OpenSymbol1" style:font-family-complex="OpenSymbol, 'Arial Unicode MS'"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882cm" fo:text-indent="-0.499cm" fo:margin-left="1.882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3.129cm" fo:text-indent="-0.499cm" fo:margin-left="3.129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4.376cm" fo:text-indent="-0.499cm" fo:margin-left="4.376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5.623cm" fo:text-indent="-0.499cm" fo:margin-left="5.623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6.87cm" fo:text-indent="-0.499cm" fo:margin-left="6.87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8.117cm" fo:text-indent="-0.499cm" fo:margin-left="8.117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9.364cm" fo:text-indent="-0.499cm" fo:margin-left="9.364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10.612cm" fo:text-indent="-0.499cm" fo:margin-left="10.612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11.859cm" fo:text-indent="-0.499cm" fo:margin-left="11.85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5"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882cm" fo:text-indent="-0.499cm" fo:margin-left="1.882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3.129cm" fo:text-indent="-0.499cm" fo:margin-left="3.129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4.376cm" fo:text-indent="-0.499cm" fo:margin-left="4.376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5.623cm" fo:text-indent="-0.499cm" fo:margin-left="5.623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87cm" fo:text-indent="-0.499cm" fo:margin-left="6.87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8.117cm" fo:text-indent="-0.499cm" fo:margin-left="8.117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9.364cm" fo:text-indent="-0.499cm" fo:margin-left="9.364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10.612cm" fo:text-indent="-0.499cm" fo:margin-left="10.612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859cm" fo:text-indent="-0.499cm" fo:margin-left="11.85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14:31.858594540</meta:creation-date>
    <dc:date>2016-08-17T15:28:55.817696751</dc:date>
    <meta:editing-duration>PT22M35S</meta:editing-duration>
    <meta:editing-cycles>2</meta:editing-cycles>
    <meta:generator>LibreOffice/5.1.4.2$Linux_X86_64 LibreOffice_project/10m0$Build-2</meta:generator>
    <meta:document-statistic meta:table-count="0" meta:image-count="0" meta:object-count="1" meta:page-count="5" meta:paragraph-count="95" meta:word-count="1461" meta:character-count="9071" meta:non-whitespace-character-count="7742"/>
  </office:meta>
</office:document-meta>
</file>